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33c7" officeooo:paragraph-rsid="001433c7"/>
    </style:style>
    <style:style style:name="P2" style:family="paragraph" style:parent-style-name="Standard">
      <style:paragraph-properties fo:text-align="start" style:justify-single-word="false"/>
      <style:text-properties officeooo:rsid="001433c7" officeooo:paragraph-rsid="001553d1"/>
    </style:style>
    <style:style style:name="P3" style:family="paragraph" style:parent-style-name="Standard">
      <style:paragraph-properties fo:text-align="start" style:justify-single-word="false"/>
      <style:text-properties officeooo:paragraph-rsid="001433c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33c7" officeooo:paragraph-rsid="001433c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53d1" officeooo:paragraph-rsid="001553d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553d1" officeooo:paragraph-rsid="001553d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553d1" officeooo:paragraph-rsid="001553d1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553d1"/>
    </style:style>
    <style:style style:name="P9" style:family="paragraph" style:parent-style-name="Preformatted_20_Text">
      <style:text-properties style:font-name="Liberation Serif" fo:font-size="12pt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1852ce" officeooo:paragraph-rsid="001852c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1a1c82" officeooo:paragraph-rsid="001a1c82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1beddf" officeooo:paragraph-rsid="001beddf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673c3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rsid="0027eaa6" officeooo:paragraph-rsid="0027eaa6"/>
    </style:style>
    <style:style style:name="P17" style:family="paragraph" style:parent-style-name="Preformatted_20_Text">
      <style:paragraph-properties fo:margin-top="0in" fo:margin-bottom="0.1965in" loext:contextual-spacing="false" style:writing-mode="lr-tb"/>
      <style:text-properties officeooo:rsid="0027eaa6" officeooo:paragraph-rsid="0027eaa6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rsid="001553d1" officeooo:paragraph-rsid="001553d1" style:font-size-asian="12pt" style:font-size-complex="12pt"/>
    </style:style>
    <style:style style:name="P19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rsid="0016525c" officeooo:paragraph-rsid="0016525c" style:font-size-asian="12pt" style:font-size-complex="12pt"/>
    </style:style>
    <style:style style:name="P20" style:family="paragraph" style:parent-style-name="Preformatted_20_Text">
      <style:paragraph-properties fo:text-align="start" style:justify-single-word="false" style:writing-mode="lr-tb"/>
      <style:text-properties style:font-name="Liberation Serif" fo:font-size="12pt" officeooo:paragraph-rsid="0016525c" style:font-size-asian="12pt" style:font-size-complex="12pt"/>
    </style:style>
    <style:style style:name="P21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font-weight="bold" officeooo:rsid="00182c0a" officeooo:paragraph-rsid="00182c0a" style:font-size-asian="12pt" style:font-weight-asian="bold" style:font-size-complex="12pt" style:font-weight-complex="bold"/>
    </style:style>
    <style:style style:name="P22" style:family="paragraph" style:parent-style-name="Heading_20_2">
      <style:paragraph-properties fo:margin-top="0in" fo:margin-bottom="0.1965in" loext:contextual-spacing="false"/>
      <style:text-properties officeooo:rsid="001beddf" officeooo:paragraph-rsid="001beddf"/>
    </style:style>
    <style:style style:name="T1" style:family="text">
      <style:text-properties officeooo:rsid="001433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3d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53d1" style:font-weight-asian="normal" style:font-weight-complex="normal"/>
    </style:style>
    <style:style style:name="T6" style:family="text">
      <style:text-properties fo:font-weight="normal" officeooo:rsid="0016525c" style:font-weight-asian="normal" style:font-weight-complex="normal"/>
    </style:style>
    <style:style style:name="T7" style:family="text">
      <style:text-properties fo:font-weight="normal" officeooo:rsid="00182c0a" style:font-weight-asian="normal" style:font-weight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82c0a" style:font-size-asian="12pt" style:font-size-complex="12pt"/>
    </style:style>
    <style:style style:name="T10" style:family="text">
      <style:text-properties style:font-name="Liberation Serif" fo:font-size="12pt" officeooo:rsid="001e3a29" style:font-size-asian="12pt" style:font-size-complex="12pt"/>
    </style:style>
    <style:style style:name="T11" style:family="text">
      <style:text-properties style:font-name="Liberation Serif" fo:font-size="12pt" officeooo:rsid="00226395" style:font-size-asian="12pt" style:font-size-complex="12pt"/>
    </style:style>
    <style:style style:name="T12" style:family="text">
      <style:text-properties style:font-name="Liberation Serif" fo:font-size="12pt" officeooo:rsid="0023c5b0" style:font-size-asian="12pt" style:font-size-complex="12pt"/>
    </style:style>
    <style:style style:name="T13" style:family="text">
      <style:text-properties style:font-name="Liberation Serif" fo:font-size="12pt" officeooo:rsid="0024d510" style:font-size-asian="12pt" style:font-size-complex="12pt"/>
    </style:style>
    <style:style style:name="T14" style:family="text">
      <style:text-properties style:font-name="Liberation Serif" fo:font-size="12pt" officeooo:rsid="00272453" style:font-size-asian="12pt" style:font-size-complex="12pt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INSTALL LARAVEL </text:p>
      <text:p text:style-name="P1"/>
      <text:p text:style-name="P1"><text:span text:style-name="T2">step :1 </text:span><text:span text:style-name="T3">I</text:span><text:span text:style-name="T2">nstall apache </text:span></text:p>
      <text:p text:style-name="P1"/>
      <text:p text:style-name="P1"><text:s text:c="10"/>If you have install laravel, first you need to install lamp-server in your system </text:p>
      <text:p text:style-name="P1"/>
      <text:p text:style-name="P1"><text:s text:c="2"/>To press Ctrl+T, open terminal, Enter the following commands </text:p>
      <text:p text:style-name="P1"/>
      <text:p text:style-name="P3"><text:span text:style-name="T1">#</text:span>sudo apt-get install python-software-properties</text:p>
      <text:p text:style-name="P1"/>
      <text:p text:style-name="P1">#apt-get install lamp-server<text:span text:style-name="T2">^ </text:span></text:p>
      <text:p text:style-name="P1"><text:span text:style-name="T4"/></text:p>
      <text:p text:style-name="P2"><text:span text:style-name="T4">In above commands install apache, mysql php and </text:span><text:span text:style-name="T5">pre request packages</text:span><text:span text:style-name="T4"> of your system </text:span></text:p>
      <text:p text:style-name="P1"><text:span text:style-name="T4"/></text:p>
      <text:p text:style-name="P5">step :2 Install Composer</text:p>
      <text:p text:style-name="P1"><text:span text:style-name="T4"/></text:p>
      <text:p text:style-name="P6"><text:span text:style-name="T4"><text:s text:c="5"/>Composer is needed for laraval installation of dependenices so we run belowe commands for terminal</text:span></text:p>
      <text:p text:style-name="P6"><text:span text:style-name="T4"/></text:p>
      <text:p text:style-name="P8"><text:span text:style-name="T5">#</text:span><text:span text:style-name="T4">curl -sS https://getcomposer.org/installer | php</text:span></text:p>
      <text:p text:style-name="P8"><text:span text:style-name="T4"/></text:p>
      <text:p text:style-name="P18"><text:span text:style-name="T4">#sudo mv composer.phar /usr/local/bin/composer</text:span></text:p>
      <text:p text:style-name="P18"><text:span text:style-name="T4"/></text:p>
      <text:p text:style-name="P20"><text:span text:style-name="T6">#</text:span><text:span text:style-name="T4">sudo chmod +x /usr/local/bin/composer</text:span></text:p>
      <text:p text:style-name="P19"><text:span text:style-name="T4"/></text:p>
      <text:p text:style-name="P21">step :3 Install laravel</text:p>
      <text:p text:style-name="P7"><text:span text:style-name="T4"><text:s/></text:span></text:p>
      <text:p text:style-name="P8"><text:span text:style-name="T5"><text:s text:c="2"/><text:tab/></text:span><text:span text:style-name="T4">To download latest version of Laravel, Use below command to clone master repo of laravel from github</text:span></text:p>
      <text:p text:style-name="P8"><text:span text:style-name="T5"/></text:p>
      <text:p text:style-name="P8"><text:span text:style-name="T5"><text:s/></text:span><text:span text:style-name="T7"># </text:span><text:span text:style-name="T5">cd /var/www</text:span></text:p>
      <text:p text:style-name="P8"><text:span text:style-name="T5"/></text:p>
      <text:p text:style-name="P10"><text:span text:style-name="T9">#</text:span><text:span text:style-name="T8">git clone </text:span><text:a xlink:type="simple" xlink:href="https://github.com/laravel/laravel.git" text:style-name="Internet_20_link" text:visited-style-name="Visited_20_Internet_20_Link"><text:span text:style-name="T8">https://github.com/laravel/laravel.git</text:span></text:a></text:p>
      <text:p text:style-name="P11"><text:span text:style-name="T8">Now we move to laravel directory and install laravel required system dependenices </text:span></text:p>
      <text:p text:style-name="P11"><text:span text:style-name="T8"># composer install </text:span></text:p>
      <text:p text:style-name="P11"><text:span text:style-name="T8">After give the prepore permission on files</text:span></text:p>
      <text:p text:style-name="P11"><text:span text:style-name="T8">#chmod -R 777 /var/www/html/laravel</text:span></text:p>
      <text:p text:style-name="P12"><text:span text:style-name="T15">Step 4: Set Encryption</text:span><text:span text:style-name="T8"> </text:span></text:p>
      <text:p text:style-name="P13"><text:span text:style-name="T8"><text:s text:c="6"/>Now set the 32 bit long random number encryption key, which used by the Illuminate encrypter service</text:span></text:p>
      <text:p text:style-name="P13"><text:span text:style-name="T8">#php aritsen </text:span><text:span text:style-name="T10">key:generate</text:span></text:p>
      <text:p text:style-name="P13"><text:soft-page-break/><text:span text:style-name="T10">Application key [uOHTNu3Au1Kt7Uloyr2Py9blU0J5XQ75] set successfully.</text:span></text:p>
      <text:p text:style-name="P13"><text:span text:style-name="T10">Now edit </text:span><text:span text:style-name="Strong_20_Emphasis"><text:span text:style-name="T10">config/app.php</text:span></text:span><text:span text:style-name="T10"> configuration file and update above generated application key as followings. Also make sure cipher is set properly</text:span></text:p>
      <text:p text:style-name="P13"><text:span text:style-name="T10">'key' =&gt; env('APP_KEY', 'uOHTNu3Au1Kt7Uloyr2Py9blU0J5XQ75'),</text:span></text:p>
      <text:h text:style-name="P22" text:outline-level="2"><text:span text:style-name="T10">Step 5 – Create Apache VirtualHost</text:span></text:h>
      <text:p text:style-name="P13"><text:span text:style-name="T11">#</text:span><text:span text:style-name="T13">gedit</text:span><text:span text:style-name="T10"> /etc/apache2/sites-available/</text:span><text:span text:style-name="T12">000-</text:span><text:span text:style-name="T11">default</text:span><text:span text:style-name="T10">.conf</text:span></text:p>
      <text:p text:style-name="P15"><text:span text:style-name="T10">&lt;VirtualHost *:80&gt;</text:span></text:p>
      <text:p text:style-name="P15"><text:span text:style-name="T8"><text:s text:c="8"/>ServerName laravel.example.com</text:span></text:p>
      <text:p text:style-name="P15"><text:span text:style-name="T8"><text:s text:c="8"/>DocumentRoot /var/www/laravel/public</text:span></text:p>
      <text:p text:style-name="P9"><text:s text:c="8"/>&lt;Directory /&gt;</text:p>
      <text:p text:style-name="P9"><text:s text:c="16"/>Options FollowSymLinks</text:p>
      <text:p text:style-name="P9"><text:s text:c="16"/>AllowOverride None</text:p>
      <text:p text:style-name="P9"><text:s text:c="8"/>&lt;/Directory&gt;</text:p>
      <text:p text:style-name="P9"><text:s text:c="8"/>&lt;Directory /var/www/laravel&gt;</text:p>
      <text:p text:style-name="P9"><text:s text:c="16"/>AllowOverride All</text:p>
      <text:p text:style-name="P9"><text:s text:c="8"/>&lt;/Directory&gt;</text:p>
      <text:p text:style-name="P9"/>
      <text:p text:style-name="P9"><text:s text:c="8"/>ErrorLog ${APACHE_LOG_DIR}/error.log</text:p>
      <text:p text:style-name="P9"><text:s text:c="8"/>LogLevel warn</text:p>
      <text:p text:style-name="P9"><text:s text:c="8"/>CustomLog ${APACHE_LOG_DIR}/access.log combined</text:p>
      <text:p text:style-name="P14">&lt;/VirtualHost&gt;</text:p>
      <text:p text:style-name="P13"><text:span text:style-name="T10"><text:s/></text:span><text:span text:style-name="T14"># </text:span><text:span text:style-name="T10">sudo service apache2 reload</text:span></text:p>
      <text:p text:style-name="P16"><text:span text:style-name="T10">#</text:span><text:span text:style-name="T8">gedit /etc/hosts</text:span></text:p>
      <text:p text:style-name="P17"><text:span text:style-name="T8">localhost <text:s text:c="2"/>www.laravel.local</text:span></text:p>
      <text:p text:style-name="P13"><text:span text:style-name="T10">And access </text:span><text:span text:style-name="Strong_20_Emphasis"><text:span text:style-name="T10">http://laravel.example.com</text:span></text:span><text:span text:style-name="T10"> in your favorite web browser</text:span></text:p>
      <text:p text:style-name="P13"><text:span text:style-name="T10"/></text:p>
      <text:p text:style-name="P13"><text:span text:style-name="T10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10-06T12:08:43.498952354</meta:creation-date>
    <dc:date>2016-10-06T13:05:08.491837853</dc:date>
    <dc:creator>softsolutions4u </dc:creator>
    <meta:editing-duration>PT41M3S</meta:editing-duration>
    <meta:editing-cycles>21</meta:editing-cycles>
    <meta:generator>LibreOffice/4.3.7.2$Linux_x86 LibreOffice_project/430$Build-2</meta:generator>
    <meta:document-statistic meta:table-count="0" meta:image-count="0" meta:object-count="0" meta:page-count="2" meta:paragraph-count="47" meta:word-count="240" meta:character-count="2075" meta:non-whitespace-character-count="1720"/>
  </office:meta>
</office:document-meta>
</file>